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05ca6" officeooo:paragraph-rsid="001214b5"/>
    </style:style>
    <style:style style:name="P2" style:family="paragraph" style:parent-style-name="Preformatted_20_Text">
      <style:text-properties style:font-name="Liberation Mono"/>
    </style:style>
    <style:style style:name="P3" style:family="paragraph" style:parent-style-name="Preformatted_20_Text">
      <style:text-properties style:font-name="Liberation Mono" officeooo:paragraph-rsid="0013aed4"/>
    </style:style>
    <style:style style:name="P4" style:family="paragraph" style:parent-style-name="Preformatted_20_Text">
      <style:text-properties fo:color="#77bc65" style:font-name="Liberation Mono"/>
    </style:style>
    <style:style style:name="P5" style:family="paragraph" style:parent-style-name="Preformatted_20_Text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officeooo:rsid="0013aed4" officeooo:paragraph-rsid="0013aed4" style:font-weight-asian="bold" style:font-weight-complex="bold"/>
    </style:style>
    <style:style style:name="P7" style:family="paragraph" style:parent-style-name="Text_20_body">
      <style:text-properties fo:font-weight="bold" officeooo:rsid="0015118b" officeooo:paragraph-rsid="0015118b" style:font-weight-asian="bold" style:font-weight-complex="bold"/>
    </style:style>
    <style:style style:name="P8" style:family="paragraph" style:parent-style-name="Text_20_body">
      <style:text-properties officeooo:rsid="0013aed4" officeooo:paragraph-rsid="0013aed4"/>
    </style:style>
    <style:style style:name="P9" style:family="paragraph" style:parent-style-name="Preformatted_20_Text">
      <style:text-properties fo:color="#000000" style:font-name="Liberation Mono" officeooo:paragraph-rsid="0013aed4"/>
    </style:style>
    <style:style style:name="P10" style:family="paragraph" style:parent-style-name="Preformatted_20_Text">
      <style:paragraph-properties fo:text-align="center" style:justify-single-word="false"/>
    </style:style>
    <style:style style:name="P11" style:family="paragraph" style:parent-style-name="Preformatted_20_Text">
      <style:paragraph-properties fo:text-align="center" style:justify-single-word="false"/>
      <style:text-properties officeooo:rsid="00179a51" officeooo:paragraph-rsid="00179a51"/>
    </style:style>
    <style:style style:name="P12" style:family="paragraph" style:parent-style-name="Preformatted_20_Text">
      <style:text-properties style:font-name="Liberation Mono" officeooo:paragraph-rsid="0013aed4"/>
    </style:style>
    <style:style style:name="P13" style:family="paragraph" style:parent-style-name="Preformatted_20_Text">
      <style:text-properties style:font-name="Liberation Mono" officeooo:paragraph-rsid="00199387"/>
    </style:style>
    <style:style style:name="P14" style:family="paragraph" style:parent-style-name="Preformatted_20_Text">
      <style:text-properties style:font-name="Liberation Mono" officeooo:paragraph-rsid="001b8d71"/>
    </style:style>
    <style:style style:name="T1" style:family="text">
      <style:text-properties officeooo:rsid="000ec945"/>
    </style:style>
    <style:style style:name="T2" style:family="text">
      <style:text-properties officeooo:rsid="0013aed4"/>
    </style:style>
    <style:style style:name="T3" style:family="text">
      <style:text-properties fo:color="#77bc65"/>
    </style:style>
    <style:style style:name="T4" style:family="text">
      <style:text-properties fo:color="#b85c00"/>
    </style:style>
    <style:style style:name="T5" style:family="text">
      <style:text-properties fo:color="#b85c00" officeooo:rsid="0013aed4"/>
    </style:style>
    <style:style style:name="T6" style:family="text">
      <style:text-properties fo:color="#b85c00" officeooo:rsid="00199387"/>
    </style:style>
    <style:style style:name="T7" style:family="text">
      <style:text-properties fo:color="#b85c00" officeooo:rsid="001b8d71"/>
    </style:style>
    <style:style style:name="T8" style:family="text">
      <style:text-properties fo:color="#b85c00" officeooo:rsid="001d1362"/>
    </style:style>
    <style:style style:name="T9" style:family="text">
      <style:text-properties fo:color="#2a6099"/>
    </style:style>
    <style:style style:name="T10" style:family="text">
      <style:text-properties fo:color="#2a6099" officeooo:rsid="00199387"/>
    </style:style>
    <style:style style:name="T11" style:family="text">
      <style:text-properties fo:color="#2a6099" officeooo:rsid="001d1362"/>
    </style:style>
    <style:style style:name="T12" style:family="text">
      <style:text-properties fo:color="#e30079"/>
    </style:style>
    <style:style style:name="T13" style:family="text">
      <style:text-properties fo:color="#acb20c"/>
    </style:style>
    <style:style style:name="T14" style:family="text">
      <style:text-properties officeooo:rsid="00179a51"/>
    </style:style>
    <style:style style:name="T15" style:family="text">
      <style:text-properties officeooo:rsid="00199387"/>
    </style:style>
    <style:style style:name="T16" style:family="text">
      <style:text-properties style:font-name="Liberation Mono"/>
    </style:style>
    <style:style style:name="T17" style:family="text">
      <style:text-properties officeooo:rsid="001b8d71"/>
    </style:style>
    <style:style style:name="T18" style:family="text">
      <style:text-properties officeooo:rsid="001d13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Heading_20_1" text:outline-level="1">Exercício 0<text:span text:style-name="T14">2</text:span></text:h>
      <text:p text:style-name="Text_20_body">Com base na idade de um jogador, classifique-o em uma das seguintes categorias: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>Idade Inicial</text:p>
          </table:table-cell>
          <table:table-cell table:style-name="Tabela1.C1" office:value-type="string">
            <text:p text:style-name="P10">Idade Final</text:p>
          </table:table-cell>
        </table:table-row>
        <table:table-row>
          <table:table-cell table:style-name="Tabela1.A2" office:value-type="string">
            <text:p text:style-name="P11">Infantil A</text:p>
          </table:table-cell>
          <table:table-cell table:style-name="Tabela1.A2" office:value-type="string">
            <text:p text:style-name="P11">5</text:p>
          </table:table-cell>
          <table:table-cell table:style-name="Tabela1.C2" office:value-type="string">
            <text:p text:style-name="P11">7</text:p>
          </table:table-cell>
        </table:table-row>
        <table:table-row>
          <table:table-cell table:style-name="Tabela1.A2" office:value-type="string">
            <text:p text:style-name="P11">Infantil B</text:p>
          </table:table-cell>
          <table:table-cell table:style-name="Tabela1.A2" office:value-type="string">
            <text:p text:style-name="P11">8</text:p>
          </table:table-cell>
          <table:table-cell table:style-name="Tabela1.C2" office:value-type="string">
            <text:p text:style-name="P11">10</text:p>
          </table:table-cell>
        </table:table-row>
        <table:table-row>
          <table:table-cell table:style-name="Tabela1.A2" office:value-type="string">
            <text:p text:style-name="P11">Juvenil A</text:p>
          </table:table-cell>
          <table:table-cell table:style-name="Tabela1.A2" office:value-type="string">
            <text:p text:style-name="P11">11</text:p>
          </table:table-cell>
          <table:table-cell table:style-name="Tabela1.C2" office:value-type="string">
            <text:p text:style-name="P11">13</text:p>
          </table:table-cell>
        </table:table-row>
        <table:table-row>
          <table:table-cell table:style-name="Tabela1.A2" office:value-type="string">
            <text:p text:style-name="P11">Juvenul B</text:p>
          </table:table-cell>
          <table:table-cell table:style-name="Tabela1.A2" office:value-type="string">
            <text:p text:style-name="P11">14</text:p>
          </table:table-cell>
          <table:table-cell table:style-name="Tabela1.C2" office:value-type="string">
            <text:p text:style-name="P11">17</text:p>
          </table:table-cell>
        </table:table-row>
        <table:table-row>
          <table:table-cell table:style-name="Tabela1.A2" office:value-type="string">
            <text:p text:style-name="P11">Sênior</text:p>
          </table:table-cell>
          <table:table-cell table:style-name="Tabela1.A2" office:value-type="string">
            <text:p text:style-name="P11">18</text:p>
          </table:table-cell>
          <table:table-cell table:style-name="Tabela1.C2" office:value-type="string">
            <text:p text:style-name="P11">25</text:p>
          </table:table-cell>
        </table:table-row>
      </table:table>
      <text:p text:style-name="Text_20_body"/>
      <text:p text:style-name="P6">Portugol</text:p>
      <text:p text:style-name="P2">Algoritmo "<text:span text:style-name="T14">Classifica</text:span>"</text:p>
      <text:p text:style-name="P2"/>
      <text:p text:style-name="P4">// declarar as variáveis do programa</text:p>
      <text:p text:style-name="P3">Var </text:p>
      <text:p text:style-name="P3"><text:span text:style-name="T15">idade</text:span> : <text:span text:style-name="T15">Inteiro</text:span></text:p>
      <text:p text:style-name="P2"/>
      <text:p text:style-name="P2">Inicio</text:p>
      <text:p text:style-name="P4">// aqui começa o programa</text:p>
      <text:p text:style-name="P2"><text:tab/>Escreval(<text:span text:style-name="T4">"</text:span><text:span text:style-name="T5">Digite </text:span><text:span text:style-name="T6">a idade</text:span><text:span text:style-name="T5">:</text:span><text:span text:style-name="T4">"</text:span>)</text:p>
      <text:p text:style-name="P2"><text:tab/><text:span text:style-name="T2">Leia(</text:span><text:span text:style-name="T10">idade</text:span><text:span text:style-name="T2">)</text:span></text:p>
      <text:p text:style-name="P3"><text:tab/></text:p>
      <text:p text:style-name="P3"><text:tab/><text:span text:style-name="T15">se ( idade &gt;= 5 e idade &lt;= 7 ) então</text:span></text:p>
      <text:p text:style-name="P13"><text:tab/><text:tab/>Escreval(<text:span text:style-name="T4">"</text:span><text:span text:style-name="T6">Classificação: Infantil A</text:span><text:span text:style-name="T4">"</text:span>)</text:p>
      <text:p text:style-name="P14"><text:tab/><text:span text:style-name="T17">senao se ( idade &gt; 7 e idade &lt;= 10 ) então</text:span></text:p>
      <text:p text:style-name="P14"><text:tab/><text:tab/>Escreval(<text:span text:style-name="T4">"</text:span><text:span text:style-name="T6">Classificação: Infantil </text:span><text:span text:style-name="T7">B</text:span><text:span text:style-name="T4">"</text:span>)</text:p>
      <text:p text:style-name="P14"><text:tab/><text:span text:style-name="T17">senao se ( idade &gt; 10 e idade &lt;= 13 ) então</text:span></text:p>
      <text:p text:style-name="P14"><text:tab/><text:tab/>Escreval(<text:span text:style-name="T4">"</text:span><text:span text:style-name="T6">Classificação: </text:span><text:span text:style-name="T7">Juven</text:span><text:span text:style-name="T6">il </text:span><text:span text:style-name="T7">A</text:span><text:span text:style-name="T4">"</text:span>)</text:p>
      <text:p text:style-name="P14"><text:tab/><text:span text:style-name="T17">senao se ( idade &gt; 13 e idade &lt;= 17 ) então</text:span></text:p>
      <text:p text:style-name="P14"><text:tab/><text:tab/>Escreval(<text:span text:style-name="T4">"</text:span><text:span text:style-name="T6">Classificação: </text:span><text:span text:style-name="T7">Juven</text:span><text:span text:style-name="T6">il </text:span><text:span text:style-name="T7">B</text:span><text:span text:style-name="T4">"</text:span>)</text:p>
      <text:p text:style-name="P14"><text:tab/><text:span text:style-name="T17">senao se ( idade &gt; 17 e idade &lt;= 25 ) então</text:span></text:p>
      <text:p text:style-name="P14"><text:tab/><text:tab/>Escreval(<text:span text:style-name="T4">"</text:span><text:span text:style-name="T6">Classificação: </text:span><text:span text:style-name="T7">Sênior</text:span><text:span text:style-name="T4">"</text:span>)</text:p>
      <text:p text:style-name="P14"><text:tab/><text:span text:style-name="T17">senao</text:span></text:p>
      <text:p text:style-name="P14"><text:tab/><text:tab/>Escreval(<text:span text:style-name="T4">"</text:span><text:span text:style-name="T6">Classificação: </text:span><text:span text:style-name="T7">Sem classificação</text:span><text:span text:style-name="T4">"</text:span>)</text:p>
      <text:p text:style-name="P14"><text:tab/><text:span text:style-name="T17">fimse</text:span></text:p>
      <text:p text:style-name="P9"/>
      <text:p text:style-name="P2">FimAlgoritmo</text:p>
      <text:p text:style-name="P8"/>
      <text:p text:style-name="P7">index.c</text:p>
      <text:p text:style-name="Preformatted_20_Text"><text:span text:style-name="T12">#include</text:span> <text:span text:style-name="T4">&lt;stdio.h&gt;</text:span></text:p>
      <text:p text:style-name="Preformatted_20_Text"/>
      <text:p text:style-name="Preformatted_20_Text"><text:span text:style-name="T9">void </text:span><text:span text:style-name="T13">main</text:span> () {</text:p>
      <text:p text:style-name="Preformatted_20_Text"><text:s text:c="4"/><text:span text:style-name="T3">// Variáveis</text:span></text:p>
      <text:p text:style-name="Preformatted_20_Text"><text:s text:c="4"/><text:span text:style-name="T11">int</text:span> <text:span text:style-name="T18">idade</text:span>;</text:p>
      <text:p text:style-name="Preformatted_20_Text"><text:s text:c="4"/><text:span text:style-name="T3">// Mensagem de boas vindas</text:span></text:p>
      <text:p text:style-name="Preformatted_20_Text"><text:s text:c="4"/><text:span text:style-name="T13">printf</text:span>(<text:span text:style-name="T4">"</text:span><text:span text:style-name="T13">\n</text:span><text:span text:style-name="T4">----------------------------------------------------------</text:span><text:span text:style-name="T13">\n</text:span><text:span text:style-name="T4">"</text:span>);</text:p>
      <text:p text:style-name="Preformatted_20_Text"><text:s text:c="4"/><text:span text:style-name="T13">printf</text:span>(<text:span text:style-name="T4">"</text:span><text:span text:style-name="T12">\E</text:span><text:span text:style-name="T4">[33mBem vindos ao sistema de </text:span><text:span text:style-name="T8">classificação</text:span><text:span text:style-name="T4">\E[0m</text:span><text:span text:style-name="T13">\n</text:span><text:span text:style-name="T4">"</text:span>);</text:p>
      <text:p text:style-name="Preformatted_20_Text"><text:s text:c="4"/><text:span text:style-name="T13">printf</text:span>(<text:span text:style-name="T4">"----------------------------------------------------------</text:span><text:span text:style-name="T13">\n</text:span><text:span text:style-name="T4">"</text:span>);</text:p>
      <text:p text:style-name="Preformatted_20_Text"><text:s text:c="4"/><text:span text:style-name="T13">printf</text:span>(<text:span text:style-name="T4">"</text:span><text:span text:style-name="T8">Digite a idade</text:span><text:span text:style-name="T13">\n</text:span><text:span text:style-name="T4">"</text:span>);</text:p>
      <text:p text:style-name="Preformatted_20_Text"><text:s text:c="4"/><text:span text:style-name="T13">scanf</text:span>(<text:span text:style-name="T4">"%</text:span><text:span text:style-name="T8">d</text:span><text:span text:style-name="T4">"</text:span>, &amp;<text:span text:style-name="T18">idade</text:span>);</text:p>
      <text:p text:style-name="Preformatted_20_Text"><text:tab/><text:span text:style-name="T12">if</text:span> ( idade &gt;= 5 &amp;&amp; idade &lt;= 7 ) {</text:p>
      <text:p text:style-name="Preformatted_20_Text"><text:s text:c="8"/><text:tab/><text:span text:style-name="T13">printf</text:span>(<text:span text:style-name="T4">"Classificação: Infantil A</text:span><text:span text:style-name="T13">\n</text:span><text:span text:style-name="T4">"</text:span>);</text:p>
      <text:p text:style-name="Preformatted_20_Text"><text:s text:c="4"/><text:tab/>}</text:p>
      <text:p text:style-name="Preformatted_20_Text"><text:s text:c="4"/><text:tab/><text:span text:style-name="T12">else if</text:span> ( idade &gt; 7 &amp;&amp; idade &lt;= 10 ) {</text:p>
      <text:p text:style-name="Preformatted_20_Text"><text:soft-page-break/><text:s text:c="8"/><text:tab/><text:span text:style-name="T13">printf</text:span>(<text:span text:style-name="T4">"Classificação: Infantil B</text:span><text:span text:style-name="T13">\n</text:span><text:span text:style-name="T4">"</text:span>);</text:p>
      <text:p text:style-name="Preformatted_20_Text"><text:s text:c="4"/><text:tab/>}</text:p>
      <text:p text:style-name="Preformatted_20_Text"><text:s text:c="4"/><text:tab/><text:span text:style-name="T12">else if</text:span> ( idade &gt; 10 &amp;&amp; idade &lt;= 13 ) {</text:p>
      <text:p text:style-name="Preformatted_20_Text"><text:s text:c="8"/><text:tab/><text:span text:style-name="T13">printf</text:span>(<text:span text:style-name="T4">"Classificação: Juvenil A</text:span><text:span text:style-name="T13">\n</text:span><text:span text:style-name="T4">"</text:span>);</text:p>
      <text:p text:style-name="Preformatted_20_Text"><text:s text:c="4"/><text:tab/>}</text:p>
      <text:p text:style-name="Preformatted_20_Text"><text:s text:c="4"/><text:tab/><text:span text:style-name="T12">else if</text:span> ( idade &gt; 13 &amp;&amp; idade &lt;= 17 ) {</text:p>
      <text:p text:style-name="Preformatted_20_Text"><text:s text:c="8"/><text:tab/><text:span text:style-name="T13">printf</text:span>(<text:span text:style-name="T4">"Classificação: Juvenil B</text:span><text:span text:style-name="T13">\n</text:span><text:span text:style-name="T4">"</text:span>);</text:p>
      <text:p text:style-name="Preformatted_20_Text"><text:s text:c="4"/><text:tab/>}</text:p>
      <text:p text:style-name="Preformatted_20_Text"><text:s text:c="4"/><text:tab/><text:span text:style-name="T12">else if</text:span> ( idade &gt; 17 &amp;&amp; idade &lt;= 25 ) {</text:p>
      <text:p text:style-name="Preformatted_20_Text"><text:s text:c="8"/><text:tab/><text:span text:style-name="T13">printf</text:span>(<text:span text:style-name="T4">"Classificação: Sênior</text:span><text:span text:style-name="T13">\n</text:span><text:span text:style-name="T4">"</text:span>);</text:p>
      <text:p text:style-name="Preformatted_20_Text"><text:s text:c="4"/><text:tab/>}</text:p>
      <text:p text:style-name="Preformatted_20_Text"><text:s text:c="4"/><text:tab/><text:span text:style-name="T12">else</text:span> {</text:p>
      <text:p text:style-name="Preformatted_20_Text"><text:s text:c="8"/><text:tab/><text:span text:style-name="T13">printf</text:span>(<text:span text:style-name="T4">"Classificação: Sem classificação</text:span><text:span text:style-name="T13">\n</text:span><text:span text:style-name="T4">"</text:span>);</text:p>
      <text:p text:style-name="Preformatted_20_Text"><text:s text:c="4"/><text:tab/>}</text:p>
      <text:p text:style-name="Preformatted_20_Text">}</text:p>
      <text:p text:style-name="P1"/>
      <text:p text:style-name="P1"/>
      <text:p text:style-name="Preformatted_20_Text">Para compilar:</text:p>
      <text:p text:style-name="P5">gcc index.c -o ex01</text:p>
      <text:p text:style-name="Preformatted_20_Text"/>
      <text:p text:style-name="Preformatted_20_Text">Para rodar</text:p>
      <text:p text:style-name="P5">./<text:span text:style-name="T1">ex0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9:20:28.524203089</meta:creation-date>
    <dc:date>2018-12-03T00:33:29.615838487</dc:date>
    <meta:editing-duration>PT57M56S</meta:editing-duration>
    <meta:editing-cycles>11</meta:editing-cycles>
    <meta:generator>LibreOffice/6.1.2.1$Linux_X86_64 LibreOffice_project/10$Build-1</meta:generator>
    <meta:document-statistic meta:table-count="1" meta:image-count="0" meta:object-count="0" meta:page-count="2" meta:paragraph-count="77" meta:word-count="265" meta:character-count="1765" meta:non-whitespace-character-count="1413"/>
  </office:meta>
</office:document-meta>
</file>